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146272" fo:background-color="transparent" style:font-size-asian="18pt" style:font-name-complex="Awami Nastaliq OT" style:font-size-complex="18pt"/>
    </style:style>
    <style:style style:name="P2" style:family="paragraph" style:parent-style-name="Folk_20_Story_20_Body">
      <style:paragraph-properties fo:margin-top="0.1201in" fo:margin-bottom="0in" style:contextual-spacing="false" fo:line-height="115%"/>
      <style:text-properties officeooo:paragraph-rsid="00169ef6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0a5976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fo:text-indent="0in" style:auto-text-indent="false" style:writing-mode="rl-tb"/>
      <style:text-properties style:use-window-font-color="true" loext:opacity="0%" style:font-name="Awami Nastaliq" fo:font-size="18pt" officeooo:rsid="000a522f" officeooo:paragraph-rsid="000a522f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432013" officeooo:paragraph-rsid="00131150" fo:background-color="transparent" style:font-size-asian="18pt" style:font-name-complex="Awami Nastaliq OT" style:font-size-complex="18pt" style:language-complex="fa" style:country-complex="IR"/>
    </style:style>
    <style:style style:name="T1" style:family="text">
      <style:text-properties officeooo:rsid="0004784c"/>
    </style:style>
    <style:style style:name="T2" style:family="text">
      <style:text-properties style:language-complex="fa" style:country-complex="IR"/>
    </style:style>
    <style:style style:name="T3" style:family="text">
      <style:text-properties style:use-window-font-color="true" loext:opacity="0%" style:language-complex="ar" style:country-complex="BH"/>
    </style:style>
    <style:style style:name="T4" style:family="text">
      <style:text-properties style:use-window-font-color="true" loext:opacity="0%" officeooo:rsid="00066981" style:language-complex="ar" style:country-complex="BH"/>
    </style:style>
    <style:style style:name="T5" style:family="text">
      <style:text-properties style:use-window-font-color="true" loext:opacity="0%" officeooo:rsid="0005106a" style:language-complex="ar" style:country-complex="BH"/>
    </style:style>
    <style:style style:name="T6" style:family="text">
      <style:text-properties style:use-window-font-color="true" loext:opacity="0%" style:language-complex="fa" style:country-complex="IR"/>
    </style:style>
    <style:style style:name="T7" style:family="text">
      <style:text-properties style:use-window-font-color="true" loext:opacity="0%" style:font-name="Awami Nastaliq OT" style:language-complex="ar" style:country-complex="BH"/>
    </style:style>
    <style:style style:name="T8" style:family="text">
      <style:text-properties style:use-window-font-color="true" loext:opacity="0%" style:font-name="Awami Nastaliq OT" officeooo:rsid="000b5287" style:language-complex="ar" style:country-complex="BH"/>
    </style:style>
    <style:style style:name="T9" style:family="text">
      <style:text-properties style:use-window-font-color="true" loext:opacity="0%" officeooo:rsid="0007a71e" style:language-complex="ar" style:country-complex="BH"/>
    </style:style>
    <style:style style:name="T10" style:family="text">
      <style:text-properties style:use-window-font-color="true" loext:opacity="0%" officeooo:rsid="000eff8e" style:language-complex="fa" style:country-complex="IR"/>
    </style:style>
    <style:style style:name="T11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12" style:family="text">
      <style:text-properties style:use-window-font-color="true" loext:opacity="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13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14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15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16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17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18" style:family="text">
      <style:text-properties officeooo:rsid="0019a688"/>
    </style:style>
    <style:style style:name="T19" style:family="text">
      <style:text-properties fo:color="#ff0000" loext:opacity="100%" officeooo:rsid="0019a688"/>
    </style:style>
    <style:style style:name="T20" style:family="text">
      <style:text-properties officeooo:rsid="004a72bd"/>
    </style:style>
    <style:style style:name="T21" style:family="text">
      <style:text-properties officeooo:rsid="004a6e1f"/>
    </style:style>
    <style:style style:name="T22" style:family="text">
      <style:text-properties officeooo:rsid="0026a8aa" style:language-complex="ur" style:country-complex="PK"/>
    </style:style>
    <style:style style:name="T23" style:family="text">
      <style:text-properties officeooo:rsid="0044a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h+beh - </text:span>تنگما <text:s/><text:span text:style-name="T2"><text:s text:c="2"/></text:span><text:span text:style-name="T3">تن</text:span><text:span text:style-name="T4">ِ</text:span><text:span text:style-name="T5">ل</text:span><text:span text:style-name="T3">ما</text:span><text:span text:style-name="T6"><text:line-break/>رزِیپا <text:s/></text:span><text:span text:style-name="T7">پیکھہ </text:span><text:span text:style-name="T8">بی</text:span><text:span text:style-name="T7">کھہ <text:s/></text:span><text:span text:style-name="T6">بین <text:s/></text:span><text:span text:style-name="T3">بیُو </text:span><text:span text:style-name="T9">پی</text:span><text:span text:style-name="T3">گما </text:span><text:span text:style-name="T6">خپیر <text:s text:c="3"/></text:span><text:span text:style-name="T10">ر</text:span><text:span text:style-name="T9">پی</text:span><text:span text:style-name="T3">گم <text:s text:c="3"/></text:span></text:p>
      <text:p text:style-name="P2"><text:span text:style-name="T11">S+K – </text:span><text:span text:style-name="T12">ا</text:span><text:span text:style-name="T13">بین <text:s text:c="2"/></text:span><text:span text:style-name="T14">ا</text:span><text:span text:style-name="T15">پی</text:span><text:span text:style-name="T16">گ</text:span><text:span text:style-name="T17">ج <text:s text:c="2"/></text:span><text:span text:style-name="T14">ان</text:span><text:span text:style-name="T15">ی</text:span><text:span text:style-name="T16">گ</text:span><text:span text:style-name="T17">ج</text:span></text:p>
      <text:p text:style-name="P3">jeem + qaf - <text:span text:style-name="T18"><text:s/></text:span><text:span text:style-name="T19">جق</text:span></text:p>
      <text:p text:style-name="P4"/>
      <text:p text:style-name="P5">ا<text:span text:style-name="T20">ڥھ <text:s/></text:span>ا<text:span text:style-name="T20">ڥھم <text:s/></text:span>ا<text:span text:style-name="T20">ڥہ</text:span><text:span text:style-name="T21">ل <text:s text:c="2"/></text:span><text:span text:style-name="T22">اپہش</text:span><text:span text:style-name="T21"> <text:s/></text:span>اڥ<text:span text:style-name="T23">حل <text:s/></text:span>اڥبتث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6-16T15:41:56.670897400</dc:date>
    <meta:editing-duration>PT4H13M24S</meta:editing-duration>
    <meta:editing-cycles>17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4" meta:word-count="27" meta:character-count="154" meta:non-whitespace-character-count="106"/>
  </office:meta>
</office:document-meta>
</file>